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Hello World</text:p>
          </table:table-cell>
          <table:table-cell office:value-type="string" calcext:value-type="string">
            <text:p>RunHW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TIBCO Spotfire S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tran9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yth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thon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b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vaScrip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x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tl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j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b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l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ive-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k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ual 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onScr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nFu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p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Jav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 style:data-style-name="N2" text:time-value="22:52:10.4739457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27T08:18:05.127315553</meta:creation-date>
    <dc:date>2019-09-25T22:56:01.903532939</dc:date>
    <meta:editing-duration>PT23H35M38S</meta:editing-duration>
    <meta:editing-cycles>7</meta:editing-cycles>
    <meta:generator>LibreOffice/6.3.2.1$Linux_X86_64 LibreOffice_project/30$Build-1</meta:generator>
    <meta:document-statistic meta:table-count="1" meta:cell-count="60" meta:object-count="0"/>
  </office:meta>
</office:document-meta>
</file>